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2C00000124E520088F3BBF9544.png" manifest:media-type="image/png"/>
  <manifest:file-entry manifest:full-path="Pictures/10000000000004220000031A5DED771709CCA992.png" manifest:media-type="image/png"/>
  <manifest:file-entry manifest:full-path="Pictures/100000000000033C0000026DB2BEE5C7C4455B87.png" manifest:media-type="image/png"/>
  <manifest:file-entry manifest:full-path="Pictures/1000000000000351000000FA35145C98A7E009B5.png" manifest:media-type="image/png"/>
  <manifest:file-entry manifest:full-path="Pictures/10000000000002CD0000011367AAD0ECE26A9BD1.png" manifest:media-type="image/png"/>
  <manifest:file-entry manifest:full-path="Pictures/10000201000002790000014FC9351010426528A3.png" manifest:media-type="image/png"/>
  <manifest:file-entry manifest:full-path="Pictures/10000201000003B800000054B09A7EF7ED7B3C92.png" manifest:media-type="image/png"/>
  <manifest:file-entry manifest:full-path="Pictures/10000201000002E8000001EE501856DAED58D4A3.png" manifest:media-type="image/png"/>
  <manifest:file-entry manifest:full-path="Pictures/10000000000002CD00000185E9056CAD7C34D2AC.png" manifest:media-type="image/png"/>
  <manifest:file-entry manifest:full-path="Pictures/100002010000045E000000AD2E2E52E82168DEAA.png" manifest:media-type="image/png"/>
  <manifest:file-entry manifest:full-path="Pictures/1000020100000408000002A2D0520A98902C57FC.png" manifest:media-type="image/png"/>
  <manifest:file-entry manifest:full-path="Pictures/10000201000002700000014E4B0E058BAB7B9878.png" manifest:media-type="image/png"/>
  <manifest:file-entry manifest:full-path="Pictures/1000020100000286000000590D96E76FDAE50483.png" manifest:media-type="image/png"/>
  <manifest:file-entry manifest:full-path="Pictures/100002010000033300000116173AAA3850B6E7E4.png" manifest:media-type="image/png"/>
  <manifest:file-entry manifest:full-path="Pictures/100002010000041D000002BB57A6BCF0C722DFE2.png" manifest:media-type="image/png"/>
  <manifest:file-entry manifest:full-path="Pictures/10000000000005A0000005A0FE055FF3D9F9484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lueprint_20_Plans-subtitle">
      <style:graphic-properties draw:fill-color="#ffffff" fo:min-height="2.54cm"/>
    </style:style>
    <style:style style:name="pr2" style:family="presentation" style:parent-style-name="Blueprint_20_Plans-subtitle">
      <style:graphic-properties draw:fill-color="#ffffff" fo:min-height="5.08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fo:min-height="13.364cm"/>
    </style:style>
    <style:style style:name="pr7" style:family="presentation" style:parent-style-name="Standard-subtitle">
      <style:graphic-properties fo:min-height="12.179cm"/>
    </style:style>
    <style:style style:name="pr8" style:family="presentation" style:parent-style-name="Standard-notes">
      <style:graphic-properties draw:fill-color="#ffffff" fo:min-height="13.364cm"/>
    </style:style>
    <style:style style:name="P1" style:family="paragraph">
      <style:text-properties fo:color="#000000"/>
    </style:style>
    <style:style style:name="P2" style:family="paragraph">
      <loext:graphic-properties draw:fill-color="#ffffff"/>
      <style:text-properties fo:color="#000000"/>
    </style:style>
    <style:style style:name="P3" style:family="paragraph">
      <style:paragraph-properties fo:text-align="center"/>
    </style:style>
    <style:style style:name="P4" style:family="paragraph">
      <style:text-properties fo:color="#000000" fo:font-size="32pt" style:font-size-asian="32pt" style:font-size-complex="32pt"/>
    </style:style>
    <style:style style:name="P5" style:family="paragraph">
      <loext:graphic-properties draw:fill-color="#ffffff"/>
      <style:text-properties fo:color="#000000" fo:font-size="32pt" style:font-size-asian="32pt" style:font-size-complex="32pt"/>
    </style:style>
    <style:style style:name="P6" style:family="paragraph">
      <loext:graphic-properties draw:fill-color="#ffffff"/>
    </style:style>
    <style:style style:name="P7" style:family="paragraph">
      <style:text-properties fo:font-size="20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color="#000000"/>
    </style:style>
    <style:style style:name="T2" style:family="text">
      <style:text-properties fo:color="#000000" fo:font-size="32pt" style:font-size-asian="32pt" style:font-size-complex="3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2" draw:layer="layout" svg:width="13.645cm" svg:height="2.54cm" svg:x="9.144cm" svg:y="12.192cm" presentation:class="subtitle" presentation:user-transformed="true">
          <draw:text-box>
            <text:p text:style-name="P1"><text:span text:style-name="T1">/martonszel </text:span></text:p>
          </draw:text-box>
        </draw:frame>
        <draw:frame draw:style-name="gr1" draw:text-style-name="P3" draw:layer="layout" svg:width="1.448cm" svg:height="1.409cm" svg:x="11.176cm" svg:y="12.7cm">
          <draw:image xlink:href="Pictures/100002010000012C00000124E520088F3BBF9544.png" xlink:type="simple" xlink:show="embed" xlink:actuate="onLoad" loext:mime-type="image/png">
            <text:p/>
          </draw:image>
        </draw:frame>
        <draw:frame presentation:style-name="pr2" draw:text-style-name="P5" draw:layer="layout" svg:width="13.208cm" svg:height="5.08cm" svg:x="7.874cm" svg:y="2.54cm">
          <draw:text-box>
            <text:p text:style-name="P4"><text:span text:style-name="T2">DEMO # 2 <text:s/>- Color the sky</text:span></text:p>
          </draw:text-box>
        </draw:frame>
        <presentation:notes draw:style-name="dp2">
          <draw:page-thumbnail draw:style-name="gr2" draw:layer="layout" svg:width="14.85cm" svg:height="11.14cm" svg:x="3.074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Original code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3" draw:layer="layout" svg:width="24.506cm" svg:height="9.398cm" svg:x="1.524cm" svg:y="5.334cm">
          <draw:image xlink:href="Pictures/10000000000002CD0000011367AAD0ECE26A9BD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1" draw:text-style-name="P3" draw:layer="layout" svg:width="21.264cm" svg:height="12.954cm" svg:x="2.794cm" svg:y="4.826cm">
          <draw:image xlink:href="Pictures/10000201000002E8000001EE501856DAED58D4A3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558cm" presentation:class="title" presentation:user-transformed="true">
          <draw:text-box>
            <text:p>Blue background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3" draw:layer="layout" svg:width="23.797cm" svg:height="12.91cm" svg:x="2.365cm" svg:y="5.08cm">
          <draw:image xlink:href="Pictures/10000000000002CD00000185E9056CAD7C34D2A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" draw:text-style-name="P3" draw:layer="layout" svg:width="13.208cm" svg:height="7.069cm" svg:x="6.35cm" svg:y="3.556cm">
          <draw:image xlink:href="Pictures/10000201000002700000014E4B0E058BAB7B9878.png" xlink:type="simple" xlink:show="embed" xlink:actuate="onLoad" loext:mime-type="image/png">
            <text:p/>
          </draw:image>
        </draw:frame>
        <draw:frame draw:style-name="gr1" draw:text-style-name="P3" draw:layer="layout" svg:width="13.398cm" svg:height="7.09cm" svg:x="6.414cm" svg:y="11.176cm">
          <draw:image xlink:href="Pictures/10000201000002790000014FC9351010426528A3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1" draw:text-style-name="P3" draw:layer="layout" svg:width="22.903cm" svg:height="3.661cm" svg:x="2.751cm" svg:y="13.357cm">
          <draw:image xlink:href="Pictures/100002010000045E000000AD2E2E52E82168DEAA.png" xlink:type="simple" xlink:show="embed" xlink:actuate="onLoad" loext:mime-type="image/png">
            <text:p/>
          </draw:image>
        </draw:frame>
        <draw:frame draw:style-name="gr1" draw:text-style-name="P3" draw:layer="layout" svg:width="20.151cm" svg:height="1.777cm" svg:x="3.217cm" svg:y="10.923cm">
          <draw:image xlink:href="Pictures/10000201000003B800000054B09A7EF7ED7B3C92.png" xlink:type="simple" xlink:show="embed" xlink:actuate="onLoad" loext:mime-type="image/png">
            <text:p/>
          </draw:image>
        </draw:frame>
        <draw:frame draw:style-name="gr1" draw:text-style-name="P3" draw:layer="layout" svg:width="13.673cm" svg:height="1.882cm" svg:x="3.81cm" svg:y="2.182cm">
          <draw:image xlink:href="Pictures/1000020100000286000000590D96E76FDAE50483.png" xlink:type="simple" xlink:show="embed" xlink:actuate="onLoad" loext:mime-type="image/png">
            <text:p/>
          </draw:image>
        </draw:frame>
        <draw:frame draw:style-name="gr1" draw:text-style-name="P3" draw:layer="layout" svg:width="17.336cm" svg:height="5.883cm" svg:x="3.556cm" svg:y="4.785cm">
          <draw:image xlink:href="Pictures/100002010000033300000116173AAA3850B6E7E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" draw:text-style-name="P3" draw:layer="layout" svg:width="25.199cm" svg:height="12.179cm" svg:x="1.4cm" svg:y="4.914cm">
          <draw:image xlink:href="Pictures/100002010000041D000002BB57A6BCF0C722DFE2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draw:style-name="gr1" draw:text-style-name="P3" draw:layer="layout" svg:width="24.871cm" svg:height="7.323cm" svg:x="1.799cm" svg:y="5.377cm">
          <draw:image xlink:href="Pictures/1000000000000351000000FA35145C98A7E009B5.png" xlink:type="simple" xlink:show="embed" xlink:actuate="onLoad" loext:mime-type="image/png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<text:span text:style-name="T3">Moon</text:span> </text:p>
          </draw:text-box>
        </draw:frame>
        <draw:frame presentation:style-name="pr7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draw:frame draw:style-name="gr1" draw:text-style-name="P3" draw:layer="layout" svg:width="21.844cm" svg:height="14.266cm" svg:x="2.54cm" svg:y="4.572cm">
          <draw:image xlink:href="Pictures/1000020100000408000002A2D0520A98902C57FC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4.85cm" svg:height="11.14cm" svg:x="3.07cm" svg:y="2.26cm" draw:page-number="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HAVE A GOOD WEEKEND !</text:p>
          </draw:text-box>
        </draw:frame>
        <draw:frame draw:style-name="gr1" draw:text-style-name="P3" draw:layer="layout" svg:width="13.208cm" svg:height="13.208cm" svg:x="6.858cm" svg:y="4.572cm">
          <draw:image xlink:href="Pictures/10000000000005A0000005A0FE055FF3D9F94848.jpg" xlink:type="simple" xlink:show="embed" xlink:actuate="onLoad" loext:mime-type="image/jpe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31A5DED771709CCA992.png" xlink:type="simple" xlink:show="embed" xlink:actuate="onLoad"/>
    <draw:fill-image draw:name="background" xlink:href="Pictures/100000000000033C0000026DB2BEE5C7C4455B8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9T13:54:12.638000000</meta:creation-date>
    <meta:editing-duration>PT1H45M9S</meta:editing-duration>
    <meta:editing-cycles>13</meta:editing-cycles>
    <meta:generator>LibreOffice/6.1.2.1$Windows_X86_64 LibreOffice_project/65905a128db06ba48db947242809d14d3f9a93fe</meta:generator>
    <dc:title>Blueprint Plans</dc:title>
    <dc:date>2018-11-09T15:50:42.360000000</dc:date>
    <meta:document-statistic meta:object-count="77"/>
  </office:meta>
</office:document-meta>
</file>